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ad4a" officeooo:paragraph-rsid="0020ad4a" style:font-weight-asian="bold" style:font-weight-complex="bold"/>
    </style:style>
    <style:style style:name="P2" style:family="paragraph" style:parent-style-name="Standard" style:list-style-name="L1">
      <style:text-properties fo:font-weight="bold" officeooo:rsid="0020ad4a" officeooo:paragraph-rsid="0020ad4a" style:font-weight-asian="bold" style:font-weight-complex="bold"/>
    </style:style>
    <style:style style:name="P3" style:family="paragraph" style:parent-style-name="Standard" style:list-style-name="L1">
      <style:text-properties fo:font-weight="bold" officeooo:rsid="0021feb1" officeooo:paragraph-rsid="0021feb1" style:font-weight-asian="bold" style:font-weight-complex="bold"/>
    </style:style>
    <style:style style:name="P4" style:family="paragraph" style:parent-style-name="Standard" style:list-style-name="L5">
      <style:text-properties fo:font-weight="bold" officeooo:rsid="0021feb1" officeooo:paragraph-rsid="0021feb1" style:font-weight-asian="bold" style:font-weight-complex="bold"/>
    </style:style>
    <style:style style:name="P5" style:family="paragraph" style:parent-style-name="Standard">
      <style:text-properties fo:font-weight="normal" officeooo:rsid="0020ad4a" officeooo:paragraph-rsid="0020ad4a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0ad4a" officeooo:paragraph-rsid="0020ad4a" style:font-weight-asian="bold" style:font-weight-complex="bold"/>
    </style:style>
    <style:style style:name="P7" style:family="paragraph" style:parent-style-name="Standard" style:list-style-name="L2">
      <style:text-properties fo:font-style="normal" officeooo:rsid="0020ad4a" officeooo:paragraph-rsid="0020ad4a" style:font-style-asian="normal" style:font-style-complex="normal"/>
    </style:style>
    <style:style style:name="P8" style:family="paragraph" style:parent-style-name="Standard" style:list-style-name="L3">
      <style:text-properties fo:font-style="normal" fo:font-weight="bold" officeooo:rsid="0020ad4a" officeooo:paragraph-rsid="0020ad4a" style:font-style-asian="normal" style:font-weight-asian="bold" style:font-style-complex="normal" style:font-weight-complex="bold"/>
    </style:style>
    <style:style style:name="P9" style:family="paragraph" style:parent-style-name="Standard" style:list-style-name="L4">
      <style:text-properties fo:font-style="normal" fo:font-weight="bold" officeooo:rsid="0021feb1" officeooo:paragraph-rsid="0021feb1" style:font-style-asian="normal" style:font-weight-asian="bold" style:font-style-complex="normal" style:font-weight-complex="bold"/>
    </style:style>
    <style:style style:name="P10" style:family="paragraph" style:parent-style-name="Standard" style:list-style-name="L5">
      <style:text-properties fo:font-style="normal" fo:font-weight="bold" officeooo:rsid="0021feb1" officeooo:paragraph-rsid="0021feb1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ad4a" style:font-weight-asian="normal" style:font-weight-complex="normal"/>
    </style:style>
    <style:style style:name="T3" style:family="text">
      <style:text-properties fo:font-weight="normal" officeooo:rsid="0021feb1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_Main</text:p>
      <text:p text:style-name="P5">The main script that is used to make plots of chosen parameters while also calculating the residuals of the given parameters.</text:p>
      <text:p text:style-name="P5"/>
      <text:p text:style-name="P6">Order of script use is as follows<text:span text:style-name="T1">:</text:span></text:p>
      <text:p text:style-name="P1"><text:span text:style-name="T1"/></text:p>
      <text:list xml:id="list3628729588" text:style-name="L1">
        <text:list-item>
          <text:p text:style-name="P2">Plot_Simulation</text:p>
        </text:list-item>
      </text:list>
      <text:list xml:id="list4246888866" text:style-name="L2">
        <text:list-item>
          <text:list>
            <text:list-item>
              <text:p text:style-name="P7"><text:span text:style-name="T2">Y</text:span><text:span text:style-name="T1">ou need to give the parameters that you want to explore </text:span><text:span text:style-name="T3">on the Res_Main.m script</text:span></text:p>
            </text:list-item>
          </text:list>
        </text:list-item>
      </text:list>
      <text:list xml:id="list120633342830689" text:continue-list="list3628729588" text:style-name="L1">
        <text:list-item>
          <text:p text:style-name="P2">GetParameters</text:p>
        </text:list-item>
      </text:list>
      <text:list xml:id="list3658078571" text:style-name="L3">
        <text:list-item>
          <text:list>
            <text:list-item>
              <text:p text:style-name="P8"><text:span text:style-name="T1">Chosen parameter set is given here</text:span></text:p>
            </text:list-item>
          </text:list>
        </text:list-item>
      </text:list>
      <text:list xml:id="list120635042192236" text:continue-list="list120633342830689" text:style-name="L1">
        <text:list-item>
          <text:p text:style-name="P3">Plot_growth</text:p>
        </text:list-item>
      </text:list>
      <text:list xml:id="list2951645074" text:style-name="L4">
        <text:list-item>
          <text:list>
            <text:list-item>
              <text:p text:style-name="P9"><text:span text:style-name="T1">Houses all of the ODEs</text:span></text:p>
            </text:list-item>
            <text:list-item>
              <text:p text:style-name="P9"><text:span text:style-name="T1">Results are saved to the ModelData variable and fed all the way back to the “Res_Main.m” code</text:span></text:p>
            </text:list-item>
          </text:list>
        </text:list-item>
      </text:list>
      <text:list xml:id="list120633767382985" text:continue-list="list120635042192236" text:style-name="L1">
        <text:list-item>
          <text:p text:style-name="P3">Res_Calculate</text:p>
        </text:list-item>
      </text:list>
      <text:list xml:id="list3169537898" text:style-name="L5">
        <text:list-item>
          <text:list>
            <text:list-item>
              <text:p text:style-name="P10"><text:span text:style-name="T1">Modeldata is split into Naive, Activated T Cells, and Treg data to be fed into this function</text:span></text:p>
            </text:list-item>
            <text:list-item>
              <text:p text:style-name="P4"><text:span text:style-name="T4">Here the residuals are calculated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0:54:13.163585826</meta:creation-date>
    <meta:generator>LibreOffice/6.0.7.3$Linux_X86_64 LibreOffice_project/00m0$Build-3</meta:generator>
    <dc:date>2020-08-14T12:06:33.037072829</dc:date>
    <meta:editing-duration>PT1H45S</meta:editing-duration>
    <meta:editing-cycles>2</meta:editing-cycles>
    <meta:document-statistic meta:table-count="0" meta:image-count="0" meta:object-count="0" meta:page-count="1" meta:paragraph-count="13" meta:word-count="108" meta:character-count="588" meta:non-whitespace-character-count="503"/>
  </office:meta>
</office:document-meta>
</file>